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FB000001FC267B5F4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879cm"/>
    </style:style>
    <style:style style:name="gr2" style:family="graphic" style:parent-style-name="standard">
      <style:graphic-properties draw:stroke="none" svg:stroke-color="#000000" draw:fill="none" draw:fill-color="#ffffff" draw:auto-grow-height="true" draw:auto-grow-width="false" fo:max-height="0cm" fo:min-height="13.9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標準-subtitle">
      <style:graphic-properties draw:fill-color="#ffffff" draw:auto-grow-height="true" fo:min-height="17.991cm"/>
    </style:style>
    <style:style style:name="pr2" style:family="presentation" style:parent-style-name="標準-notes">
      <style:graphic-properties draw:fill-color="#ffffff" draw:auto-grow-height="true" fo:min-height="13.364cm"/>
    </style:style>
    <style:style style:name="P1" style:family="paragraph">
      <style:text-properties fo:color="#000000" fo:font-size="300pt" style:font-size-asian="300pt" style:font-size-complex="300pt"/>
    </style:style>
    <style:style style:name="P2" style:family="paragraph">
      <style:text-properties fo:color="#000000" fo:font-family="'M+ 1c bold'" style:font-pitch="variable" fo:font-size="50pt" style:font-family-asian="'M+ 1c bold'" style:font-pitch-asian="variable" style:font-size-asian="50pt" style:font-size-complex="50pt"/>
    </style:style>
    <style:style style:name="P3" style:family="paragraph">
      <style:text-properties fo:font-size="200pt" style:font-size-asian="200pt" style:font-size-complex="200pt"/>
    </style:style>
    <style:style style:name="P4" style:family="paragraph">
      <style:text-properties fo:font-size="48pt" style:font-size-asian="48pt" style:font-size-complex="48pt"/>
    </style:style>
    <style:style style:name="P5" style:family="paragraph">
      <style:text-properties fo:font-size="72pt" style:font-size-asian="72pt" style:font-size-complex="72pt"/>
    </style:style>
    <style:style style:name="P6" style:family="paragraph">
      <style:text-properties fo:font-size="96pt" style:font-size-asian="96pt" style:font-size-complex="96pt"/>
    </style:style>
    <style:style style:name="P7" style:family="paragraph">
      <style:paragraph-properties fo:text-align="center"/>
    </style:style>
    <style:style style:name="T1" style:family="text">
      <style:text-properties fo:color="#000000" fo:font-size="300pt" style:font-size-asian="300pt" style:font-size-complex="300pt"/>
    </style:style>
    <style:style style:name="T2" style:family="text">
      <style:text-properties fo:color="#000000" fo:font-family="'M+ 1c bold'" style:font-pitch="variable" fo:font-size="50pt" style:font-family-asian="'M+ 1c bold'" style:font-pitch-asian="variable" style:font-size-asian="50pt" style:font-size-complex="50pt"/>
    </style:style>
    <style:style style:name="T3" style:family="text">
      <style:text-properties style:use-window-font-color="true" style:text-outline="false" style:text-line-through-style="none" fo:font-family="'ヒラギノ明朝 ProN W3'" style:font-pitch="variable" fo:font-size="200pt" fo:font-style="normal" fo:text-shadow="none" style:text-underline-style="none" fo:font-weight="normal" style:letter-kerning="true" style:font-family-asian="'ヒラギノ明朝 ProN W3'" style:font-pitch-asian="variable" style:font-size-asian="200pt" style:font-style-asian="normal" style:font-weight-asian="normal" style:font-family-complex="'ヒラギノ明朝 ProN W3'" style:font-pitch-complex="variable" style:font-size-complex="200pt" style:font-style-complex="normal" style:font-weight-complex="normal" style:text-emphasize="none" style:text-overline-style="none" style:text-overline-color="font-color"/>
    </style:style>
    <style:style style:name="T4" style:family="text">
      <style:text-properties fo:font-size="48pt" style:font-size-asian="48pt" style:font-size-complex="48pt"/>
    </style:style>
    <style:style style:name="T5" style:family="text">
      <style:text-properties fo:font-size="72pt" style:font-size-asian="72pt" style:font-size-complex="72pt"/>
    </style:style>
    <style:style style:name="T6"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51.658cm" svg:height="21.167cm" svg:x="3.313cm" svg:y="19.178cm" presentation:class="subtitle" presentation:user-transformed="true">
          <draw:text-box>
            <text:p><text:span text:style-name="T1">ここに画面を挿入</text:span></text:p>
          </draw:text-box>
        </draw:frame>
        <draw:frame draw:style-name="gr1" draw:text-style-name="P2" draw:layer="layout" svg:width="37.4cm" svg:height="10.129cm" svg:x="18.2cm" svg:y="5.783cm">
          <draw:text-box>
            <text:p><text:span text:style-name="T2">世界で現在一番熱いオンラインゲーム『</text:span><text:span text:style-name="T2">League of Legends</text:span><text:span text:style-name="T2">』通称『</text:span><text:span text:style-name="T2">LoL</text:span><text:span text:style-name="T2">』ゲーム内の重要な要素であるジャングルのプレイの手助けを担うアプリである。</text:span></text:p>
          </draw:text-box>
        </draw:frame>
        <draw:frame draw:style-name="gr2" draw:text-style-name="P3" draw:layer="layout" svg:width="30.2cm" svg:height="14.365cm" svg:x="1.6cm" svg:y="41cm">
          <draw:text-box>
            <text:p><text:span text:style-name="T3">ここに画面を挿入</text:span></text:p>
          </draw:text-box>
        </draw:frame>
        <draw:frame draw:style-name="gr2" draw:text-style-name="P3" draw:layer="layout" svg:width="30.2cm" svg:height="14.365cm" svg:x="28.6cm" svg:y="53.835cm">
          <draw:text-box>
            <text:p><text:span text:style-name="T3">ここに画面を挿入</text:span></text:p>
          </draw:text-box>
        </draw:frame>
        <draw:frame draw:style-name="gr2" draw:text-style-name="P3" draw:layer="layout" svg:width="30.2cm" svg:height="14.365cm" svg:x="1.6cm" svg:y="67.8cm">
          <draw:text-box>
            <text:p><text:span text:style-name="T3">ここに画面を挿入</text:span></text:p>
          </draw:text-box>
        </draw:frame>
        <draw:frame draw:style-name="gr3" draw:text-style-name="P4" draw:layer="layout" svg:width="37.8cm" svg:height="1.944cm" svg:x="17.6cm" svg:y="2.6cm">
          <draw:text-box>
            <text:p><text:span text:style-name="T4">グループ　：　名前</text:span></text:p>
          </draw:text-box>
        </draw:frame>
        <draw:frame draw:style-name="gr3" draw:text-style-name="P5" draw:layer="layout" svg:width="21cm" svg:height="2.791cm" svg:x="33.8cm" svg:y="43cm">
          <draw:text-box>
            <text:p><text:span text:style-name="T5">説明</text:span></text:p>
          </draw:text-box>
        </draw:frame>
        <draw:frame draw:style-name="gr3" draw:text-style-name="P6" draw:layer="layout" svg:width="23cm" svg:height="3.638cm" svg:x="2.2cm" svg:y="58cm">
          <draw:text-box>
            <text:p><text:span text:style-name="T6">説明</text:span></text:p>
          </draw:text-box>
        </draw:frame>
        <draw:frame draw:style-name="gr3" draw:text-style-name="P6" draw:layer="layout" svg:width="23cm" svg:height="3.638cm" svg:x="30.6cm" svg:y="69.562cm">
          <draw:text-box>
            <text:p><text:span text:style-name="T6">説明</text:span></text:p>
          </draw:text-box>
        </draw:frame>
        <draw:frame draw:style-name="gr4" draw:text-style-name="P7" draw:layer="layout" svg:width="17.882cm" svg:height="17.917cm" svg:x="0.918cm" svg:y="1.083cm">
          <draw:image xlink:href="Pictures/10000201000001FB000001FC267B5F47.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left="0cm" fo:margin-right="0cm" fo:margin-top="0cm" fo:margin-bottom="3.445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left="0cm" fo:margin-right="0cm" fo:margin-top="0cm" fo:margin-bottom="2.753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left="0cm" fo:margin-right="0cm" fo:margin-top="0cm" fo:margin-bottom="2.062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left="0cm" fo:margin-right="0cm" fo:margin-top="0cm" fo:margin-bottom="1.376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3.445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2.753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2.062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1.376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solid" draw:fill-color="#c6eddb" draw:fill-image-width="0cm" draw:fill-image-height="0cm"/>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952cm" fo:text-indent="0cm"/>
      <style:text-properties style:use-window-font-color="true" style:text-outline="false" style:text-line-through-style="none" fo:font-family="Arial" style:font-family-generic="roman" style:font-pitch="variable" fo:font-size="125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1.561cm" fo:text-indent="0cm"/>
      <style:text-properties fo:font-size="109.300003051758pt" style:font-size-asian="28pt" style:font-size-complex="28pt"/>
    </style:style>
    <style:style style:name="標準-outline3" style:family="presentation" style:parent-style-name="標準-outline2">
      <style:paragraph-properties fo:margin-left="0cm" fo:margin-right="0cm" fo:margin-top="0cm" fo:margin-bottom="1.17cm" fo:text-indent="0cm"/>
      <style:text-properties fo:font-size="93.6999969482422pt" style:font-size-asian="24pt" style:font-size-complex="24pt"/>
    </style:style>
    <style:style style:name="標準-outline4" style:family="presentation" style:parent-style-name="標準-outline3">
      <style:paragraph-properties fo:margin-left="0cm" fo:margin-right="0cm" fo:margin-top="0cm" fo:margin-bottom="0.779cm" fo:text-indent="0cm"/>
      <style:text-properties fo:font-size="78.0999984741211pt" style:font-size-asian="20pt" style:font-size-complex="20pt"/>
    </style:style>
    <style:style style:name="標準-outline5" style:family="presentation" style:parent-style-name="標準-outline4">
      <style:paragraph-properties fo:margin-left="0cm" fo:margin-right="0cm" fo:margin-top="0cm" fo:margin-bottom="0.389cm" fo:text-indent="0cm"/>
      <style:text-properties fo:font-size="78.0999984741211pt" style:font-size-asian="20pt" style:font-size-complex="20pt"/>
    </style:style>
    <style:style style:name="標準-outline6" style:family="presentation" style:parent-style-name="標準-outline5">
      <style:paragraph-properties fo:margin-left="0cm" fo:margin-right="0cm" fo:margin-top="0cm" fo:margin-bottom="0.389cm" fo:text-indent="0cm"/>
      <style:text-properties fo:font-size="78.0999984741211pt" style:font-size-asian="20pt" style:font-size-complex="20pt"/>
    </style:style>
    <style:style style:name="標準-outline7" style:family="presentation" style:parent-style-name="標準-outline6">
      <style:paragraph-properties fo:margin-left="0cm" fo:margin-right="0cm" fo:margin-top="0cm" fo:margin-bottom="0.389cm" fo:text-indent="0cm"/>
      <style:text-properties fo:font-size="78.0999984741211pt" style:font-size-asian="20pt" style:font-size-complex="20pt"/>
    </style:style>
    <style:style style:name="標準-outline8" style:family="presentation" style:parent-style-name="標準-outline7">
      <style:paragraph-properties fo:margin-left="0cm" fo:margin-right="0cm" fo:margin-top="0cm" fo:margin-bottom="0.389cm" fo:text-indent="0cm"/>
      <style:text-properties fo:font-size="78.0999984741211pt" style:font-size-asian="20pt" style:font-size-complex="20pt"/>
    </style:style>
    <style:style style:name="標準-outline9" style:family="presentation" style:parent-style-name="標準-outline8">
      <style:paragraph-properties fo:margin-left="0cm" fo:margin-right="0cm" fo:margin-top="0cm" fo:margin-bottom="0.389cm" fo:text-indent="0cm"/>
      <style:text-properties fo:font-size="78.0999984741211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72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solid" draw:fill-color="#c6eddb"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標準" style:page-layout-name="PM1" draw:style-name="Mdp1">
      <draw:frame presentation:style-name="標準-title" draw:layer="backgroundobjects" svg:width="51.658cm" svg:height="13.707cm" svg:x="3.87cm" svg:y="4.27cm" presentation:class="title" presentation:placeholder="true">
        <draw:text-box/>
      </draw:frame>
      <draw:frame presentation:style-name="標準-outline1" draw:layer="backgroundobjects" svg:width="51.658cm" svg:height="47.618cm" svg:x="3.87cm" svg:y="20.209cm" presentation:class="outline" presentation:placeholder="true">
        <draw:text-box/>
      </draw:frame>
      <draw:frame presentation:style-name="Mpr1" draw:text-style-name="MP1" draw:layer="backgroundobjects" svg:width="13.372cm" svg:height="5.661cm" svg:x="3.87cm" svg:y="75.791cm" presentation:class="date-time">
        <draw:text-box>
          <text:p text:style-name="MP1"><text:span text:style-name="MT1"><presentation:date-time/></text:span></text:p>
        </draw:text-box>
      </draw:frame>
      <draw:frame presentation:style-name="Mpr1" draw:text-style-name="MP3" draw:layer="backgroundobjects" svg:width="18.194cm" svg:height="5.661cm" svg:x="20.63cm" svg:y="75.791cm" presentation:class="footer">
        <draw:text-box>
          <text:p text:style-name="MP3"><text:span text:style-name="MT1"><presentation:footer/></text:span></text:p>
        </draw:text-box>
      </draw:frame>
      <draw:frame presentation:style-name="Mpr1" draw:text-style-name="MP2" draw:layer="backgroundobjects" svg:width="13.372cm" svg:height="5.661cm" svg:x="42.155cm" svg:y="75.79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05T16:21:33</meta:creation-date>
    <dc:date>2014-02-05T17:10:48</dc:date>
    <meta:editing-duration>PT12M41S</meta:editing-duration>
    <meta:editing-cycles>2</meta:editing-cycles>
    <meta:generator>LibreOffice/4.0.4.2$MacOSX_x86 LibreOffice_project/9e9821abd0ffdbc09cd8c52eaa574fa09eb08f2</meta:generator>
    <meta:document-statistic meta:object-count="33"/>
  </office:meta>
</office:document-meta>
</file>